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margin-top="0.423cm" fo:margin-bottom="0.212cm" loext:contextual-spacing="false" fo:line-height="50%"/>
    </style:style>
    <style:style style:name="P6" style:family="paragraph" style:parent-style-name="Standard">
      <style:paragraph-properties fo:margin-top="0.423cm" fo:margin-bottom="0.212cm" loext:contextual-spacing="false" fo:line-height="50%"/>
      <style:text-properties fo:font-size="9pt" style:font-size-asian="9pt" style:font-size-complex="9pt"/>
    </style:style>
    <style:style style:name="P7" style:family="paragraph" style:parent-style-name="Standard" style:master-page-name="">
      <style:paragraph-properties fo:margin-left="-1.667cm" fo:margin-right="0cm" fo:orphans="2" fo:widows="2" fo:text-indent="3.016cm" style:auto-text-indent="false" style:page-number="auto" style:writing-mode="lr-tb"/>
      <style:text-properties fo:font-size="14pt" style:font-size-asian="14pt" style:font-size-complex="14pt"/>
    </style:style>
    <style:style style:name="P8" style:family="paragraph" style:parent-style-name="Standard" style:master-page-name="">
      <style:paragraph-properties fo:margin-left="8.599cm" fo:margin-right="0cm" fo:text-align="start" style:justify-single-word="false" fo:orphans="2" fo:widows="2" fo:text-indent="1.746cm" style:auto-text-indent="false" style:page-number="auto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master-page-name="">
      <style:paragraph-properties fo:margin-left="10.398cm" fo:margin-right="0cm" fo:text-align="start" style:justify-single-word="false" fo:orphans="2" fo:widows="2" fo:text-indent="0cm" style:auto-text-indent="false" style:page-number="auto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left="10.398cm" fo:margin-right="0cm" fo:text-align="start" style:justify-single-word="false" fo:orphans="2" fo:widows="2" fo:text-indent="0cm" style:auto-text-indent="fals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4pt" officeooo:paragraph-rsid="00177d50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language="en" fo:country="US" officeooo:rsid="00177d50"/>
    </style:style>
    <style:style style:name="T4" style:family="text">
      <style:text-properties officeooo:rsid="00177d50"/>
    </style:style>
    <style:style style:name="T5" style:family="text">
      <style:text-properties fo:language="ru" fo:country="RU" officeooo:rsid="00177d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Начальнику производственного</text:p>
      <text:p text:style-name="P9"><text:s/>управления ООО Лотес ТМ <text:s text:c="2"/></text:p>
      <text:p text:style-name="P10">Непорада Ю.А.</text:p>
      <text:p text:style-name="P2"/>
      <text:p text:style-name="P11">Служебная записка <text:s/></text:p>
      <text:p text:style-name="P7"><text:s text:c="3"/>Прошу <text:span text:style-name="T4">дать указание </text:span><text:s/>изготовить опытный образец изделия .</text:p>
      <text:p text:style-name="Standard"><text:span text:style-name="T2">Применяемость: <text:s text:c="3"/>ТГС </text:span><text:bookmark text:name="_GoBack"/><text:span text:style-name="T2"><text:s/>Н2</text:span></text:p>
      <text:p text:style-name="P3">Наименование: <text:s text:c="4"/><text:span text:style-name="T5">Узел процессора ТГС Н2</text:span> <text:s text:c="2"/>МАВЦ.467291.01<text:span text:style-name="T3">3</text:span> </text:p>
      <text:p text:style-name="P3"/>
      <text:p text:style-name="P3"/>
      <text:p text:style-name="P6"><text:s text:c="79"/></text:p>
      <text:p text:style-name="P5"><text:span text:style-name="T2">Начальник ОРТС <text:s text:c="43"/></text:span><text:span text:style-name="T1">Крысин Ю Д <text:s text:c="17"/>_________</text:span></text:p>
      <text:p text:style-name="P6"><text:s text:c="147"/></text:p>
      <text:p text:style-name="P4"/>
      <text:p text:style-name="P3">Приложение </text:p>
      <text:p text:style-name="P3">1.Печатная плата 758725.03<text:span text:style-name="T4">3</text:span> <text:s/>…………………………………………. 1 шт.</text:p>
      <text:p text:style-name="P3">2.Перечень элементов <text:s/><text:span text:style-name="T4">МАВЦ.467291.013ПЭ3………………...</text:span>3 листа</text:p>
      <text:p text:style-name="P12">3.Сборочный чертеж <text:s text:c="2"/><text:span text:style-name="T4">МАВЦ.467291.013СБ……………………..3 листа</text:span></text:p>
      <text:p text:style-name="P12">4.Электрическая схема <text:s/><text:span text:style-name="T4">МАВЦ.467291.013Э3…………………..2 листа</text:span></text:p>
      <text:p text:style-name="P3"><text:s text:c="1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1.27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1.244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</meta:initial-creator>
    <meta:editing-cycles>13</meta:editing-cycles>
    <meta:print-date>2017-11-23T10:11:00</meta:print-date>
    <meta:creation-date>2017-11-23T10:08:00</meta:creation-date>
    <dc:date>2018-04-06T17:31:48.938000000</dc:date>
    <meta:editing-duration>PT10M15S</meta:editing-duration>
    <meta:generator>LibreOffice/6.0.1.1$Windows_X86_64 LibreOffice_project/60bfb1526849283ce2491346ed2aa51c465abfe6</meta:generator>
    <meta:document-statistic meta:table-count="0" meta:image-count="0" meta:object-count="0" meta:page-count="1" meta:paragraph-count="16" meta:word-count="52" meta:character-count="886" meta:non-whitespace-character-count="430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